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8298d" officeooo:paragraph-rsid="0028298d"/>
    </style:style>
    <style:style style:name="P8" style:family="paragraph" style:parent-style-name="Text_20_body">
      <style:text-properties officeooo:rsid="002957ff" officeooo:paragraph-rsid="002957ff"/>
    </style:style>
    <style:style style:name="P9" style:family="paragraph" style:parent-style-name="Text_20_body">
      <style:text-properties officeooo:rsid="0024fa33" officeooo:paragraph-rsid="002d23f0"/>
    </style:style>
    <style:style style:name="P10" style:family="paragraph" style:parent-style-name="Heading_20_2">
      <style:paragraph-properties fo:break-before="page"/>
      <style:text-properties officeooo:rsid="00305af5" officeooo:paragraph-rsid="00305af5"/>
    </style:style>
    <style:style style:name="P11" style:family="paragraph" style:parent-style-name="Heading_20_3">
      <style:text-properties officeooo:rsid="0028298d" officeooo:paragraph-rsid="0028298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2957ff" officeooo:paragraph-rsid="002ad322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957ff" officeooo:paragraph-rsid="002d23f0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2d23f0"/>
    </style:style>
    <style:style style:name="T1" style:family="text">
      <style:text-properties officeooo:rsid="00036993"/>
    </style:style>
    <style:style style:name="T2" style:family="text">
      <style:text-properties officeooo:rsid="002957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23f0" style:font-style-asian="italic" style:font-style-complex="italic"/>
    </style:style>
    <style:style style:name="T5" style:family="text">
      <style:text-properties fo:font-style="italic" officeooo:rsid="00305af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05af5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8" style:family="text">
      <style:text-properties officeooo:rsid="002ad322"/>
    </style:style>
    <style:style style:name="T19" style:family="text">
      <style:text-properties officeooo:rsid="002d23f0"/>
    </style:style>
    <style:style style:name="T20" style:family="text">
      <style:text-properties officeooo:rsid="00305a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0" text:outline-level="2">Clean</text:h>
      <text:p text:style-name="P9"><text:span text:style-name="T20">Clean</text:span> CI job operates by <text:span text:style-name="T20">providing a customizable repository clean up execution sequences. The hardness of the CI job depends solely on how the project developers created it. By default, this CI job do nothing.</text:span></text:p>
      <text:p text:style-name="P9"/>
      <text:h text:style-name="P11" text:outline-level="3">Operating Mechanism</text:h>
      <text:p text:style-name="P7"><text:span text:style-name="T19">The default</text:span> CI Job executes in series <text:span text:style-name="T19">due to its lightweight role</text:span>. Parallel executions <text:span text:style-name="T2">are</text:span> available<text:span text:style-name="T2">.</text:span></text:p>
      <text:p text:style-name="P7"/>
      <text:h text:style-name="P11" text:outline-level="3">Customization</text:h>
      <text:p text:style-name="P8"><text:span text:style-name="T19">Start</text:span> CI job offers CI job recipe customization for both baseline (<text:span text:style-name="T3">$PROJECT_PATH_SOURCE</text:span>) and tech-specific (e.g. Go for <text:span text:style-name="T3">$PROJECT_GO</text:span>) sources. AutomataCI shall source their <text:span text:style-name="T3">.ci/</text:span><text:span text:style-name="T5">clean</text:span><text:span text:style-name="T3">_unix-any.sh</text:span> and <text:span text:style-name="T3">.ci/</text:span><text:span text:style-name="T5">clean</text:span><text:span text:style-name="T3">_windows-any.ps1</text:span> job recipes.</text:p>
      <text:p text:style-name="P8">The execution sequences are as follows:</text:p>
      <text:list text:style-name="L1">
        <text:list-item>
          <text:p text:style-name="P12"><text:span text:style-name="T7">automataCI/ci.sh.ps1</text:span> is being executed <text:span text:style-name="T18">by user.</text:span></text:p>
        </text:list-item>
        <text:list-item>
          <text:p text:style-name="P13"><text:span text:style-name="T7">automataCI/ci.sh.ps1</text:span><text:span text:style-name="T12"> kicks start </text:span><text:span text:style-name="T7">automataCI/ci.sh</text:span><text:span text:style-name="T6"> </text:span><text:span text:style-name="T12">or </text:span><text:span text:style-name="T7">automataCI/ci.ps1</text:span><text:span text:style-name="T16"> </text:span><text:span text:style-name="T13">(represented as “</text:span><text:span text:style-name="T7">automataCI/ci.</text:span><text:span text:style-name="T8">{</text:span><text:span text:style-name="T7">sh,ps1</text:span><text:span text:style-name="T8">}</text:span><text:span text:style-name="T13">”) </text:span><text:span text:style-name="T12">depending on host machine’s OS.</text:span></text:p>
        </text:list-item>
        <text:list-item>
          <text:p text:style-name="P14"><text:span text:style-name="T7">automataCI/ci.{sh,ps1}</text:span><text:span text:style-name="T12"> sources </text:span><text:span text:style-name="T7">common_unix-</text:span><text:span text:style-name="T9">any.sh</text:span><text:span text:style-name="T14"> or </text:span><text:span text:style-name="T9">common_</text:span><text:span text:style-name="T7">windows-any.ps1</text:span><text:span text:style-name="T12"> </text:span><text:span text:style-name="T13">(represented as “</text:span><text:span text:style-name="T7">common_{unix,windows}-any.{sh,ps1}</text:span><text:span text:style-name="T13">”) <text:s/></text:span><text:span text:style-name="T12">automataCI execution.</text:span></text:p>
        </text:list-item>
        <text:list-item>
          <text:p text:style-name="P13"><text:span text:style-name="T7">common_{unix,windows}-any.{sh,ps1}</text:span><text:span text:style-name="T12"> sources </text:span><text:span text:style-name="T13">(and implicitly execute)</text:span><text:span text:style-name="T12"> tech-specific customized CI job recipe's </text:span><text:span text:style-name="T7">$PROJECT_{TECH}/.ci/</text:span><text:span text:style-name="T11">clean</text:span><text:span text:style-name="T7">_unix-</text:span><text:span text:style-name="T8">any.sh</text:span><text:span text:style-name="T13"> or </text:span><text:span text:style-name="T7">$PROJECT_{TECH}/.ci/</text:span><text:span text:style-name="T11">clean</text:span><text:span text:style-name="T7">_</text:span><text:span text:style-name="T9">windows</text:span><text:span text:style-name="T7">-</text:span><text:span text:style-name="T8">any.</text:span><text:span text:style-name="T9">ps1</text:span><text:span text:style-name="T16">.</text:span></text:p>
        </text:list-item>
        <text:list-item>
          <text:p text:style-name="P15"><text:span text:style-name="T10">common_{unix,windows}-any.{sh,ps1}</text:span><text:span text:style-name="T15"> sources </text:span><text:span text:style-name="T13">(and implicitly execute)</text:span><text:span text:style-name="T15"> baseline customized CI job recipe's </text:span><text:span text:style-name="T10">$PROJE</text:span><text:span text:style-name="T9">CT_PATH_SOURCE</text:span><text:span text:style-name="T10">/.ci/</text:span><text:span text:style-name="T11">clean</text:span><text:span text:style-name="T10">_unix-</text:span><text:span text:style-name="T8">any.sh</text:span><text:span text:style-name="T13"> or </text:span><text:span text:style-name="T10">$PROJECT_</text:span><text:span text:style-name="T9">PATH_SOURCE</text:span><text:span text:style-name="T10">/.ci/</text:span><text:span text:style-name="T11">clean</text:span><text:span text:style-name="T10">_</text:span><text:span text:style-name="T9">windows</text:span><text:span text:style-name="T10">-</text:span><text:span text:style-name="T8">any.</text:span><text:span text:style-name="T9">ps1</text:span><text:span text:style-name="T17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4M22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32:11.133477643</dc:date>
    <dc:creator>Kean Ho Chew</dc:creator>
    <meta:document-statistic meta:table-count="0" meta:image-count="0" meta:object-count="0" meta:page-count="1" meta:paragraph-count="17" meta:word-count="180" meta:character-count="1551" meta:non-whitespace-character-count="1395"/>
    <meta:template xlink:type="simple" xlink:actuate="onRequest" xlink:title="Official Book" xlink:href="../../templates/Book.ott" meta:date="2023-11-17T20:33:17.245827505"/>
  </office:meta>
</office:document-meta>
</file>